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2.4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2.842cm"/>
    </style:style>
    <style:style style:name="gr5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2cm" svg:height="4cm" svg:x="1.5cm" svg:y="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cm" svg:height="2.5cm" svg:x="1.8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009cm" svg:height="0.725cm" svg:x="4.1cm" svg:y="2.075cm">
          <draw:text-box>
            <text:p><text:span text:style-name="T1">Window</text:span></text:p>
          </draw:text-box>
        </draw:frame>
        <draw:frame draw:style-name="gr3" draw:text-style-name="P1" draw:layer="layout" svg:width="1.59cm" svg:height="0.725cm" svg:x="4.3cm" svg:y="3.375cm">
          <draw:text-box>
            <text:p text:style-name="P3"><text:span text:style-name="T1">Panel</text:span></text:p>
          </draw:text-box>
        </draw:frame>
        <draw:custom-shape draw:style-name="gr1" draw:text-style-name="P1" draw:layer="layout" svg:width="2cm" svg:height="0.8cm" svg:x="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.823cm" svg:height="0.725cm" svg:x="2.1cm" svg:y="4.4cm">
          <draw:text-box>
            <text:p text:style-name="P3"><text:span text:style-name="T1">Widget</text:span></text:p>
          </draw:text-box>
        </draw:frame>
        <draw:custom-shape draw:style-name="gr1" draw:text-style-name="P1" draw:layer="layout" svg:width="2cm" svg:height="0.8cm" svg:x="6.3cm" svg:y="4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.823cm" svg:height="0.725cm" svg:x="6.4cm" svg:y="4.401cm">
          <draw:text-box>
            <text:p text:style-name="P3"><text:span text:style-name="T1">Widget</text:span></text:p>
          </draw:text-box>
        </draw:frame>
        <draw:custom-shape draw:style-name="gr1" draw:text-style-name="P1" draw:layer="layout" svg:width="9.2cm" svg:height="1.3cm" svg:x="1.5cm" svg:y="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62cm" svg:height="0.725cm" svg:x="3.4cm" svg:y="7.675cm">
          <draw:text-box>
            <text:p><text:span text:style-name="T1">Program Logic</text:span></text:p>
          </draw:text-box>
        </draw:frame>
        <draw:line draw:style-name="gr5" draw:text-style-name="P3" draw:layer="layout" svg:x1="10.2cm" svg:y1="7.4cm" svg:x2="10.2cm" svg:y2="1.9cm">
          <text:p/>
        </draw:line>
        <draw:line draw:style-name="gr5" draw:text-style-name="P3" draw:layer="layout" svg:x1="2.1cm" svg:y1="5.6cm" svg:x2="2.1cm" svg:y2="7.4cm">
          <text:p/>
        </draw:line>
        <draw:line draw:style-name="gr5" draw:text-style-name="P3" draw:layer="layout" svg:x1="2cm" svg:y1="0.4cm" svg:x2="2cm" svg:y2="1.9cm">
          <text:p/>
        </draw:line>
        <draw:line draw:style-name="gr5" draw:text-style-name="P3" draw:layer="layout" svg:x1="10.2cm" svg:y1="1.9cm" svg:x2="10.2cm" svg:y2="0.4cm">
          <text:p/>
        </draw:line>
        <draw:frame draw:style-name="gr2" draw:text-style-name="P2" draw:layer="layout" svg:width="3.643cm" svg:height="0.725cm" svg:x="2cm" svg:y="0.575cm">
          <draw:text-box>
            <text:p><text:span text:style-name="T1">Incoming Events</text:span></text:p>
          </draw:text-box>
        </draw:frame>
        <draw:frame draw:style-name="gr2" draw:text-style-name="P2" draw:layer="layout" svg:width="3.647cm" svg:height="0.725cm" svg:x="6.357cm" svg:y="0.575cm">
          <draw:text-box>
            <text:p><text:span text:style-name="T1">Outgoing Events</text:span></text:p>
          </draw:text-box>
        </draw:frame>
        <draw:line draw:style-name="gr5" draw:text-style-name="P3" draw:layer="layout" svg:x1="7.4cm" svg:y1="5.1cm" svg:x2="7.4cm" svg:y2="7.4cm">
          <text:p/>
        </draw:line>
        <draw:line draw:style-name="gr5" draw:text-style-name="P3" draw:layer="layout" svg:x1="2cm" svg:y1="1.9cm" svg:x2="2cm" svg:y2="3.1cm">
          <text:p/>
        </draw:line>
        <draw:line draw:style-name="gr5" draw:text-style-name="P3" draw:layer="layout" svg:x1="8.3cm" svg:y1="3.1cm" svg:x2="8.3cm" svg:y2="1.9cm">
          <text:p/>
        </draw:line>
        <draw:line draw:style-name="gr5" draw:text-style-name="P3" draw:layer="layout" svg:x1="2.6cm" svg:y1="3.1cm" svg:x2="2.6cm" svg:y2="4.3cm">
          <text:p/>
        </draw:line>
        <draw:line draw:style-name="gr5" draw:text-style-name="P3" draw:layer="layout" svg:x1="3.1cm" svg:y1="4.3cm" svg:x2="3.1cm" svg:y2="3.1cm">
          <text:p/>
        </draw:line>
        <draw:line draw:style-name="gr5" draw:text-style-name="P3" draw:layer="layout" svg:x1="7.1cm" svg:y1="3.1cm" svg:x2="7.1cm" svg:y2="4.3cm">
          <text:p/>
        </draw:line>
        <draw:line draw:style-name="gr5" draw:text-style-name="P3" draw:layer="layout" svg:x1="7.6cm" svg:y1="4.3cm" svg:x2="7.6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</meta:initial-creator>
    <meta:creation-date>2013-04-19T07:48:53</meta:creation-date>
    <dc:date>2013-04-26T08:37:13</dc:date>
    <dc:creator>dirk </dc:creator>
    <meta:editing-duration>PT1H55M32S</meta:editing-duration>
    <meta:editing-cycles>10</meta:editing-cycles>
    <meta:generator>LibreOffice/3.6$Linux_X86_64 LibreOffice_project/360m1$Build-2</meta:generator>
    <meta:document-statistic meta:object-count="23"/>
  </office:meta>
</office:document-meta>
</file>